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cc0c"/>
    </style:style>
    <style:style style:name="P2" style:family="paragraph" style:parent-style-name="Standard">
      <style:text-properties officeooo:paragraph-rsid="0000dfad"/>
    </style:style>
    <style:style style:name="P3" style:family="paragraph" style:parent-style-name="Standard">
      <style:text-properties officeooo:paragraph-rsid="000235e9"/>
    </style:style>
    <style:style style:name="P4" style:family="paragraph" style:parent-style-name="Standard">
      <style:text-properties officeooo:paragraph-rsid="000427c1"/>
    </style:style>
    <style:style style:name="P5" style:family="paragraph" style:parent-style-name="Standard">
      <style:text-properties officeooo:paragraph-rsid="000549df"/>
    </style:style>
    <style:style style:name="P6" style:family="paragraph" style:parent-style-name="Standard">
      <style:text-properties officeooo:paragraph-rsid="00068f6b"/>
    </style:style>
    <style:style style:name="P7" style:family="paragraph" style:parent-style-name="Standard">
      <style:text-properties officeooo:paragraph-rsid="0006db3d"/>
    </style:style>
    <style:style style:name="P8" style:family="paragraph" style:parent-style-name="Standard">
      <style:text-properties officeooo:paragraph-rsid="0008512e"/>
    </style:style>
    <style:style style:name="P9" style:family="paragraph" style:parent-style-name="Standard">
      <style:text-properties officeooo:paragraph-rsid="000945e1"/>
    </style:style>
    <style:style style:name="P10" style:family="paragraph" style:parent-style-name="Standard" style:list-style-name="L1">
      <style:text-properties officeooo:paragraph-rsid="0016cc0c"/>
    </style:style>
    <style:style style:name="P11" style:family="paragraph" style:parent-style-name="Standard" style:list-style-name="L2">
      <style:text-properties officeooo:paragraph-rsid="0000b7b3"/>
    </style:style>
    <style:style style:name="P12" style:family="paragraph" style:parent-style-name="Standard" style:list-style-name="L2">
      <style:text-properties officeooo:paragraph-rsid="0000dfad"/>
    </style:style>
    <style:style style:name="P13" style:family="paragraph" style:parent-style-name="Standard" style:list-style-name="L3">
      <style:text-properties officeooo:paragraph-rsid="000235e9"/>
    </style:style>
    <style:style style:name="P14" style:family="paragraph" style:parent-style-name="Standard" style:list-style-name="L4">
      <style:text-properties officeooo:paragraph-rsid="000235e9"/>
    </style:style>
    <style:style style:name="P15" style:family="paragraph" style:parent-style-name="Standard" style:list-style-name="L5">
      <style:text-properties officeooo:paragraph-rsid="000235e9"/>
    </style:style>
    <style:style style:name="P16" style:family="paragraph" style:parent-style-name="Standard" style:list-style-name="L6">
      <style:text-properties officeooo:paragraph-rsid="000427c1"/>
    </style:style>
    <style:style style:name="P17" style:family="paragraph" style:parent-style-name="Standard" style:list-style-name="L7">
      <style:text-properties officeooo:paragraph-rsid="000549df"/>
    </style:style>
    <style:style style:name="P18" style:family="paragraph" style:parent-style-name="Standard" style:list-style-name="L8">
      <style:text-properties officeooo:paragraph-rsid="000549df"/>
    </style:style>
    <style:style style:name="P19" style:family="paragraph" style:parent-style-name="Standard" style:list-style-name="L9">
      <style:text-properties officeooo:paragraph-rsid="000549df"/>
    </style:style>
    <style:style style:name="P20" style:family="paragraph" style:parent-style-name="Standard" style:list-style-name="L9">
      <style:text-properties officeooo:rsid="000b7f84" officeooo:paragraph-rsid="000b7f84"/>
    </style:style>
    <style:style style:name="P21" style:family="paragraph" style:parent-style-name="Standard" style:list-style-name="L10">
      <style:text-properties officeooo:rsid="000b7f84" officeooo:paragraph-rsid="000b7f84"/>
    </style:style>
    <style:style style:name="P22" style:family="paragraph" style:parent-style-name="Standard" style:list-style-name="L11">
      <style:text-properties officeooo:rsid="000b7f84" officeooo:paragraph-rsid="000b7f84"/>
    </style:style>
    <style:style style:name="P23" style:family="paragraph" style:parent-style-name="Standard" style:list-style-name="L10">
      <style:text-properties officeooo:paragraph-rsid="00068f6b"/>
    </style:style>
    <style:style style:name="P24" style:family="paragraph" style:parent-style-name="Standard" style:list-style-name="L11">
      <style:text-properties officeooo:paragraph-rsid="0006db3d"/>
    </style:style>
    <style:style style:name="P25" style:family="paragraph" style:parent-style-name="Standard" style:list-style-name="L12">
      <style:text-properties officeooo:paragraph-rsid="0008512e"/>
    </style:style>
    <style:style style:name="P26" style:family="paragraph" style:parent-style-name="Standard" style:list-style-name="L13">
      <style:text-properties officeooo:paragraph-rsid="0008512e"/>
    </style:style>
    <style:style style:name="P27" style:family="paragraph" style:parent-style-name="Standard" style:list-style-name="L13">
      <style:text-properties officeooo:paragraph-rsid="000945e1"/>
    </style:style>
    <style:style style:name="P28" style:family="paragraph" style:parent-style-name="Standard" style:list-style-name="L14">
      <style:text-properties officeooo:paragraph-rsid="000945e1"/>
    </style:style>
    <style:style style:name="P29" style:family="paragraph" style:parent-style-name="Standard" style:list-style-name="L15">
      <style:text-properties officeooo:paragraph-rsid="000945e1"/>
    </style:style>
    <style:style style:name="P30" style:family="paragraph" style:parent-style-name="Standard">
      <style:text-properties officeooo:rsid="000ddff1" officeooo:paragraph-rsid="000945e1"/>
    </style:style>
    <style:style style:name="P31" style:family="paragraph" style:parent-style-name="Standard">
      <style:text-properties fo:color="#800000" officeooo:rsid="000f36af" officeooo:paragraph-rsid="000f36af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0b7b3"/>
    </style:style>
    <style:style style:name="T4" style:family="text">
      <style:text-properties officeooo:rsid="0000dfad"/>
    </style:style>
    <style:style style:name="T5" style:family="text">
      <style:text-properties officeooo:rsid="000235e9"/>
    </style:style>
    <style:style style:name="T6" style:family="text">
      <style:text-properties officeooo:rsid="000549df"/>
    </style:style>
    <style:style style:name="T7" style:family="text">
      <style:text-properties officeooo:rsid="00066239"/>
    </style:style>
    <style:style style:name="T8" style:family="text">
      <style:text-properties officeooo:rsid="00068f6b"/>
    </style:style>
    <style:style style:name="T9" style:family="text">
      <style:text-properties officeooo:rsid="0006db3d"/>
    </style:style>
    <style:style style:name="T10" style:family="text">
      <style:text-properties officeooo:rsid="0008512e"/>
    </style:style>
    <style:style style:name="T11" style:family="text">
      <style:text-properties officeooo:rsid="000945e1"/>
    </style:style>
    <style:style style:name="T12" style:family="text">
      <style:text-properties officeooo:rsid="000956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28cm" fo:text-indent="-0.635cm" fo:margin-left="5.12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63cm" fo:text-indent="-0.635cm" fo:margin-left="5.76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98cm" fo:text-indent="-0.635cm" fo:margin-left="6.39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33cm" fo:text-indent="-0.635cm" fo:margin-left="7.03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68cm" fo:text-indent="-0.635cm" fo:margin-left="7.66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03cm" fo:text-indent="-0.635cm" fo:margin-left="8.30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38cm" fo:text-indent="-0.635cm" fo:margin-left="8.9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73cm" fo:text-indent="-0.635cm" fo:margin-left="9.57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208cm" fo:text-indent="-0.635cm" fo:margin-left="10.2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843cm" fo:text-indent="-0.635cm" fo:margin-left="10.843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公司资质管理</text:p>
      <text:p text:style-name="P1"><text:tab/>导航<text:span text:style-name="T2">下拉名_1:资质管理</text:span></text:p>
      <text:p text:style-name="P1"><text:tab/><text:tab/>导航<text:span text:style-name="T2">名_1:公司资质信息管理</text:span></text:p>
      <text:p text:style-name="P1"><text:tab/><text:tab/><text:tab/>功能名_<text:span text:style-name="T1">1:列表 功能类型:网格</text:span></text:p>
      <text:list xml:id="list7768481379348905837" text:style-name="L1">
        <text:list-item>
          <text:p text:style-name="P10">字段名:资质类别</text:p>
        </text:list-item>
        <text:list-item>
          <text:p text:style-name="P10">字段名:办理时间</text:p>
        </text:list-item>
        <text:list-item>
          <text:p text:style-name="P10">字段名:审批机构</text:p>
        </text:list-item>
        <text:list-item>
          <text:p text:style-name="P10">字段名:资质办理人</text:p>
        </text:list-item>
        <text:list-item>
          <text:p text:style-name="P10">字段名:有效年限</text:p>
        </text:list-item>
        <text:list-item>
          <text:p text:style-name="P10">字段名:年审时间</text:p>
        </text:list-item>
        <text:list-item>
          <text:p text:style-name="P10">字段名:年审间隔时间<text:span text:style-name="T4">(月)</text:span></text:p>
        </text:list-item>
        <text:list-item>
          <text:p text:style-name="P10">字段名:办理费用<text:span text:style-name="T3">(元)</text:span></text:p>
        </text:list-item>
        <text:list-item>
          <text:p text:style-name="P10">字段名:年审费用<text:span text:style-name="T3">(元)</text:span></text:p>
        </text:list-item>
        <text:list-item>
          <text:p text:style-name="P10">字段名:资质状态</text:p>
        </text:list-item>
        <text:list-item>
          <text:p text:style-name="P10">字段名:原文件存储位置</text:p>
        </text:list-item>
        <text:list-item>
          <text:p text:style-name="P10">字段名:备注</text:p>
        </text:list-item>
      </text:list>
      <text:p text:style-name="P1"><text:tab/><text:tab/><text:tab/>功能名_<text:span text:style-name="T3">2:添加 功能类型:编辑</text:span></text:p>
      <text:list xml:id="list314235263615299988" text:style-name="L2">
        <text:list-item>
          <text:p text:style-name="P11"><text:bookmark-start text:name="__DdeLink__27_712246859"/>字段名:资质类别 字段类型:单选框 可填写 必填</text:p>
        </text:list-item>
        <text:list-item>
          <text:p text:style-name="P11">字段名:办理时间 字段类型:日期框 必填</text:p>
        </text:list-item>
        <text:list-item>
          <text:p text:style-name="P11">字段名:审批机构 字段类型:文本框 必填</text:p>
        </text:list-item>
        <text:list-item>
          <text:p text:style-name="P11">字段名:资质办理人 字段类型:文本框 必填</text:p>
        </text:list-item>
        <text:list-item>
          <text:p text:style-name="P12">字段名:有效年限 字段类型:<text:span text:style-name="T3">号码</text:span>框 <text:span text:style-name="T3">0~100 整数 必填</text:span></text:p>
        </text:list-item>
        <text:list-item>
          <text:p text:style-name="P11">字段名:年审时间 字段类型:日期框 必填</text:p>
        </text:list-item>
        <text:list-item>
          <text:p text:style-name="P12">字段名:年审间隔时间<text:span text:style-name="T4">(月) 字段类型:号码框 大于0 整数 必填</text:span></text:p>
        </text:list-item>
        <text:list-item>
          <text:p text:style-name="P12">字段名:办理费用<text:span text:style-name="T3">(元) 字段类型:号码框 两位小数 大于0 必填</text:span></text:p>
        </text:list-item>
        <text:list-item>
          <text:p text:style-name="P12">字段名:年审费用<text:span text:style-name="T3">(元) 字段类型:号码框 <text:s/>两位小数 大于0 必填</text:span></text:p>
        </text:list-item>
        <text:list-item>
          <text:p text:style-name="P11">字段名:资质状态 字段类型:单选框 必填</text:p>
        </text:list-item>
        <text:list-item>
          <text:p text:style-name="P11">字段名:原文件存储位置 字段类型:文本框 必填</text:p>
        </text:list-item>
        <text:list-item>
          <text:p text:style-name="P12">字段名:备注 字段类型:文本框 非必填<text:bookmark-end text:name="__DdeLink__27_712246859"/></text:p>
        </text:list-item>
      </text:list>
      <text:p text:style-name="P2"><text:tab/><text:tab/><text:tab/>功能名_<text:span text:style-name="T4">3:编辑 功能类型:编辑</text:span></text:p>
      <text:list xml:id="list5569584427979068370" text:style-name="L3">
        <text:list-item>
          <text:p text:style-name="P13">字段名:资质类别 字段类型:单选框 可填写 必填</text:p>
        </text:list-item>
        <text:list-item>
          <text:p text:style-name="P13">字段名:办理时间 字段类型:日期框 必填</text:p>
        </text:list-item>
        <text:list-item>
          <text:p text:style-name="P13">字段名:审批机构 字段类型:文本框 必填</text:p>
        </text:list-item>
        <text:list-item>
          <text:p text:style-name="P13">字段名:资质办理人 字段类型:文本框 必填</text:p>
        </text:list-item>
        <text:list-item>
          <text:p text:style-name="P13">字段名:有效年限 字段类型:<text:span text:style-name="T3">号码</text:span>框 <text:span text:style-name="T3">0~100 整数 必填</text:span></text:p>
        </text:list-item>
        <text:list-item>
          <text:p text:style-name="P13">字段名:年审时间 字段类型:日期框 必填</text:p>
        </text:list-item>
        <text:list-item>
          <text:p text:style-name="P13">字段名:年审间隔时间<text:span text:style-name="T4">(月) 字段类型:号码框 大于0 整数 必填</text:span></text:p>
        </text:list-item>
        <text:list-item>
          <text:p text:style-name="P13">字段名:办理费用<text:span text:style-name="T3">(元) 字段类型:号码框 两位小数 大于0 必填</text:span></text:p>
        </text:list-item>
        <text:list-item>
          <text:p text:style-name="P13">字段名:年审费用<text:span text:style-name="T3">(元) 字段类型:号码框 <text:s/>两位小数 大于0 必填</text:span></text:p>
        </text:list-item>
        <text:list-item>
          <text:p text:style-name="P13">字段名:资质状态 字段类型:单选框 必填</text:p>
        </text:list-item>
        <text:list-item>
          <text:p text:style-name="P13">字段名:原文件存储位置 字段类型:文本框 必填</text:p>
        </text:list-item>
        <text:list-item>
          <text:p text:style-name="P13">字段名:备注 字段类型:文本框 非必填</text:p>
        </text:list-item>
      </text:list>
      <text:p text:style-name="P3"><text:tab/><text:tab/><text:tab/>功能名_<text:span text:style-name="T5">3:更新状态 功能类型:编辑</text:span></text:p>
      <text:list xml:id="list1713264433216661237" text:style-name="L4">
        <text:list-item>
          <text:p text:style-name="P14">字段名:资质状态 字段类型:单选框 必填</text:p>
        </text:list-item>
      </text:list>
      <text:p text:style-name="P3"><text:soft-page-break/><text:tab/><text:tab/><text:tab/>功能名_<text:span text:style-name="T5">4:删除 功能类型:编辑</text:span></text:p>
      <text:p text:style-name="P3"><text:tab/><text:tab/>导航名_<text:span text:style-name="T5">2:办理信息采集</text:span></text:p>
      <text:p text:style-name="P3"><text:tab/><text:tab/><text:tab/>功能名_<text:span text:style-name="T5">1:列表 功能类型:网格</text:span></text:p>
      <text:list xml:id="list1261852175308485566" text:style-name="L5">
        <text:list-item>
          <text:p text:style-name="P15">字段名:资质类别</text:p>
        </text:list-item>
        <text:list-item>
          <text:p text:style-name="P15">字段名:认证条件</text:p>
        </text:list-item>
        <text:list-item>
          <text:p text:style-name="P15">字段名:申请开始时间</text:p>
        </text:list-item>
        <text:list-item>
          <text:p text:style-name="P15">字段名:申请结束时间</text:p>
        </text:list-item>
        <text:list-item>
          <text:p text:style-name="P15">字段名:认证时间</text:p>
        </text:list-item>
        <text:list-item>
          <text:p text:style-name="P15">字段名:认证要求描述</text:p>
        </text:list-item>
        <text:list-item>
          <text:p text:style-name="P15">字段名:所需资料描述</text:p>
        </text:list-item>
        <text:list-item>
          <text:p text:style-name="P15">字段名:证书获取方式</text:p>
        </text:list-item>
        <text:list-item>
          <text:p text:style-name="P15">字段名:办理费用<text:span text:style-name="T5">(元)</text:span></text:p>
        </text:list-item>
        <text:list-item>
          <text:p text:style-name="P15">字段名:采集信息来源</text:p>
        </text:list-item>
        <text:list-item>
          <text:p text:style-name="P15">字段名:备注</text:p>
        </text:list-item>
      </text:list>
      <text:p text:style-name="P3"><text:tab/><text:tab/><text:tab/>功能名_<text:span text:style-name="T5">2:添加 功能类型:编辑</text:span></text:p>
      <text:list xml:id="list6832941355364224899" text:style-name="L6">
        <text:list-item>
          <text:p text:style-name="P16">字段名:资质类别 字段类型:单选框 必填</text:p>
        </text:list-item>
        <text:list-item>
          <text:p text:style-name="P16">字段名:认证条件 字段类型:文本框 必填</text:p>
        </text:list-item>
        <text:list-item>
          <text:p text:style-name="P16">字段名:申请开始时间 字段类型:日期框 必填</text:p>
        </text:list-item>
        <text:list-item>
          <text:p text:style-name="P16">字段名:申请结束时间 字段类型:日期框 必填</text:p>
        </text:list-item>
        <text:list-item>
          <text:p text:style-name="P16">字段名:认证时间 字段类型:日期框 必填</text:p>
        </text:list-item>
        <text:list-item>
          <text:p text:style-name="P16">字段名:认证要求描述 字段类型:文本框 必填</text:p>
        </text:list-item>
        <text:list-item>
          <text:p text:style-name="P16">字段名:所需资料描述 字段类型:文本框 必填</text:p>
        </text:list-item>
        <text:list-item>
          <text:p text:style-name="P16">字段名:证书获取方式 字段类型:文本框 必填</text:p>
        </text:list-item>
        <text:list-item>
          <text:p text:style-name="P16">字段名:办理费用<text:span text:style-name="T5">(元) 字段类型:数字框 两位小数 必填</text:span></text:p>
        </text:list-item>
        <text:list-item>
          <text:p text:style-name="P16">字段名:采集信息来源 字段类型:文本框 非必填</text:p>
        </text:list-item>
        <text:list-item>
          <text:p text:style-name="P16">字段名:备注 字段类型:文本框 非必填</text:p>
        </text:list-item>
      </text:list>
      <text:p text:style-name="P4"><text:tab/><text:tab/><text:tab/>功能名_<text:span text:style-name="T6">3:编辑 功能类型:编辑</text:span></text:p>
      <text:list xml:id="list1453655652691959790" text:style-name="L7">
        <text:list-item>
          <text:p text:style-name="P17">字段名:资质类别 字段类型:单选框 必填</text:p>
        </text:list-item>
        <text:list-item>
          <text:p text:style-name="P17">字段名:认证条件 字段类型:文本框 必填</text:p>
        </text:list-item>
        <text:list-item>
          <text:p text:style-name="P17">字段名:申请开始时间 字段类型:日期框 必填</text:p>
        </text:list-item>
        <text:list-item>
          <text:p text:style-name="P17">字段名:申请结束时间 字段类型:日期框 必填</text:p>
        </text:list-item>
        <text:list-item>
          <text:p text:style-name="P17">字段名:认证时间 字段类型:日期框 必填</text:p>
        </text:list-item>
        <text:list-item>
          <text:p text:style-name="P17">字段名:认证要求描述 字段类型:文本框 必填</text:p>
        </text:list-item>
        <text:list-item>
          <text:p text:style-name="P17">字段名:所需资料描述 字段类型:文本框 必填</text:p>
        </text:list-item>
        <text:list-item>
          <text:p text:style-name="P17">字段名:证书获取方式 字段类型:文本框 必填</text:p>
        </text:list-item>
        <text:list-item>
          <text:p text:style-name="P17">字段名:办理费用<text:span text:style-name="T5">(元) 字段类型:数字框 两位小数 必填</text:span></text:p>
        </text:list-item>
        <text:list-item>
          <text:p text:style-name="P17">字段名:采集信息来源 字段类型:文本框 非必填</text:p>
        </text:list-item>
        <text:list-item>
          <text:p text:style-name="P17">字段名:备注 字段类型:文本框 非必填</text:p>
        </text:list-item>
      </text:list>
      <text:p text:style-name="P5"><text:tab/><text:tab/><text:tab/>功能名_<text:span text:style-name="T6">4:上传 功能类型:编辑</text:span></text:p>
      <text:list xml:id="list4282821931557679032" text:style-name="L8">
        <text:list-item>
          <text:p text:style-name="P18">字段名:资质类别 字段类型:单选框 必填</text:p>
        </text:list-item>
      </text:list>
      <text:p text:style-name="P5"><text:tab/><text:tab/><text:tab/>功能名_<text:span text:style-name="T6">5:删除 功能类型:编辑</text:span></text:p>
      <text:p text:style-name="P5"><text:tab/><text:tab/>导航名_<text:span text:style-name="T6">3:资质办理管理</text:span></text:p>
      <text:p text:style-name="P5"><text:tab/><text:tab/><text:tab/>功能名_<text:span text:style-name="T7">1:列表 功能类型:网格</text:span></text:p>
      <text:list xml:id="list5137815541435335392" text:style-name="L9">
        <text:list-item>
          <text:p text:style-name="P19"><text:bookmark-start text:name="__DdeLink__1054_712246859"/>字段名:资质类别</text:p>
        </text:list-item>
        <text:list-item>
          <text:p text:style-name="P20">字段名:预算的费用(元)</text:p>
        </text:list-item>
        <text:list-item>
          <text:p text:style-name="P19">字段名:是否办理成功</text:p>
        </text:list-item>
        <text:list-item>
          <text:p text:style-name="P19"><text:soft-page-break/>字段名:备注<text:bookmark-end text:name="__DdeLink__1054_712246859"/></text:p>
        </text:list-item>
      </text:list>
      <text:p text:style-name="P5"><text:tab/><text:tab/><text:tab/>功能名_<text:span text:style-name="T8">2:添加 功能类型:编辑</text:span><text:bookmark-start text:name="__DdeLink__1056_712246859"/></text:p>
      <text:list xml:id="list6174231903728930687" text:style-name="L10">
        <text:list-item>
          <text:p text:style-name="P23">字段名:资质类别 字段类型:文本框 必填</text:p>
        </text:list-item>
        <text:list-item>
          <text:p text:style-name="P21"><text:bookmark-start text:name="__DdeLink__1625_712246859"/>字段名:预算的费用(元) 字段类型:数字框 两位小数 非必填<text:bookmark-end text:name="__DdeLink__1625_712246859"/></text:p>
        </text:list-item>
        <text:list-item>
          <text:p text:style-name="P23">字段名:备注 字段类型:文本框 非必填<text:bookmark-end text:name="__DdeLink__1056_712246859"/></text:p>
        </text:list-item>
      </text:list>
      <text:p text:style-name="P6"><text:tab/><text:tab/><text:tab/>功能名_<text:span text:style-name="T9">3:编辑 功能类型:编辑</text:span></text:p>
      <text:list xml:id="list8934092982075247183" text:style-name="L11">
        <text:list-item>
          <text:p text:style-name="P24">字段名:资质类别 字段类型:文本框 必填</text:p>
        </text:list-item>
        <text:list-item>
          <text:p text:style-name="P22">字段名:预算的费用(元) 字段类型:数字框 两位小数 非必填</text:p>
        </text:list-item>
        <text:list-item>
          <text:p text:style-name="P24">字段名:备注 字段类型:文本框 非必填</text:p>
        </text:list-item>
      </text:list>
      <text:p text:style-name="P7"><text:tab/><text:tab/><text:tab/>功能名_<text:span text:style-name="T9">4:删除 功能类型:编辑</text:span></text:p>
      <text:p text:style-name="P7"><text:tab/><text:tab/><text:tab/>功能名_<text:span text:style-name="T9">5:填写计划 功能类型:编辑</text:span></text:p>
      <text:list xml:id="list2943811998634695725" text:style-name="L12">
        <text:list-item>
          <text:p text:style-name="P25">字段名:准备开始时间 字段类型:日期框 必填</text:p>
        </text:list-item>
        <text:list-item>
          <text:p text:style-name="P25">字段名:计划结束时间 字段类型:日期框 必填</text:p>
        </text:list-item>
        <text:list-item>
          <text:p text:style-name="P25">字段名:办理方式 字段类型:文本框 必填</text:p>
        </text:list-item>
      </text:list>
      <text:p text:style-name="P8"><text:tab/><text:tab/><text:tab/>功能名_<text:span text:style-name="T10">6:计划阶段划分 功能类型:编辑</text:span></text:p>
      <text:list xml:id="list8856625208271769947" text:style-name="L13">
        <text:list-item>
          <text:p text:style-name="P26">字段名:计划 字段类型:单选框 必填</text:p>
          <text:list>
            <text:list-item>
              <text:p text:style-name="P26">字段名:阶段划分 字段类型:文本框 必填</text:p>
            </text:list-item>
            <text:list-item>
              <text:p text:style-name="P26">字段名:准备内容 字段类型:文本框 必填</text:p>
            </text:list-item>
            <text:list-item>
              <text:p text:style-name="P26">字段名:完成时间 字段类型:日期框 必填</text:p>
            </text:list-item>
            <text:list-item>
              <text:p text:style-name="P26">字段名:协助人员 字段类型:文本框 非必填</text:p>
            </text:list-item>
            <text:list-item>
              <text:p text:style-name="P26">字段名:问题记录 字段类型:文本框 非必填</text:p>
            </text:list-item>
          </text:list>
        </text:list-item>
        <text:list-item>
          <text:p text:style-name="P26"><text:tab/><text:tab/><text:tab/><text:tab/></text:p>
          <text:list>
            <text:list-item>
              <text:p text:style-name="P27">字段名:阶段划分 字段类型:文本框 必填</text:p>
            </text:list-item>
            <text:list-item>
              <text:p text:style-name="P27"><text:bookmark-start text:name="__DdeLink__1059_712246859"/>字段名:准备内容 字段类型:文本框 必填</text:p>
            </text:list-item>
            <text:list-item>
              <text:p text:style-name="P27">字段名:完成时间 字段类型:日期框 必填</text:p>
            </text:list-item>
            <text:list-item>
              <text:p text:style-name="P27">字段名:协助人员 字段类型:文本框 非必填</text:p>
            </text:list-item>
            <text:list-item>
              <text:p text:style-name="P27">字段名:问题记录 字段类型:文本框 非必填<text:bookmark-end text:name="__DdeLink__1059_712246859"/></text:p>
            </text:list-item>
          </text:list>
        </text:list-item>
        <text:list-item>
          <text:p text:style-name="P27"><text:tab/><text:tab/><text:tab/><text:tab/>……</text:p>
        </text:list-item>
      </text:list>
      <text:p text:style-name="P9"><text:tab/><text:tab/><text:tab/>功能名_<text:span text:style-name="T11">7:实施工作记录 功能类型:编辑</text:span></text:p>
      <text:list xml:id="list6903903252485130425" text:style-name="L14">
        <text:list-item>
          <text:p text:style-name="P28">字段名:阶段划分 字段类型:单选框 必填</text:p>
        </text:list-item>
        <text:list-item>
          <text:p text:style-name="P28">字段名:<text:bookmark-start text:name="__DdeLink__1602_712246859"/>实施内容<text:bookmark-end text:name="__DdeLink__1602_712246859"/>内容 字段类型:文本框 必填</text:p>
        </text:list-item>
        <text:list-item>
          <text:p text:style-name="P28">字段名:完成时间 字段类型:日期框 必填</text:p>
        </text:list-item>
        <text:list-item>
          <text:p text:style-name="P28">字段名:协助人员 字段类型:文本框 非必填</text:p>
        </text:list-item>
        <text:list-item>
          <text:p text:style-name="P28">字段名:问题记录 字段类型:文本框 非必填 </text:p>
        </text:list-item>
        <text:list-item>
          <text:p text:style-name="P28">字段名:<text:bookmark-start text:name="__DdeLink__1604_712246859"/>实施进度<text:bookmark-end text:name="__DdeLink__1604_712246859"/> 字段类型:号码框 百分比 <text:span text:style-name="T11">0~100</text:span></text:p>
        </text:list-item>
      </text:list>
      <text:p text:style-name="P9"><text:tab/><text:tab/><text:tab/>功能名_<text:span text:style-name="T11">8:上传 功能类型:编辑</text:span></text:p>
      <text:list xml:id="list3158287091427148348" text:style-name="L15">
        <text:list-item>
          <text:p text:style-name="P29">字段名:资质类别 字段类型:单选框 必填</text:p>
        </text:list-item>
        <text:list-item>
          <text:p text:style-name="P29">字段名:文件类型 字段类型:开关按钮 <text:span text:style-name="T12">(资质原件/所需资料) 默认资质原件</text:span></text:p>
        </text:list-item>
      </text:list>
      <text:p text:style-name="P9"><text:tab/><text:tab/><text:tab/>功能名_<text:span text:style-name="T12">9:所需资料管理 功能类型:需要细说</text:span></text:p>
      <text:p text:style-name="P9"/>
      <text:p text:style-name="P9"/>
      <text:p text:style-name="P30">修改:加上权限(模块权限,下拉框权限,功能权限)</text:p>
      <text:p text:style-name="P30"/>
      <text:p text:style-name="P30"/>
      <text:p text:style-name="P31">注意:公司管理资质与资质进度汇总两个放在同一个模块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0:37:29.517481274</meta:creation-date>
    <dc:date>2017-07-01T15:00:53.221613143</dc:date>
    <meta:editing-duration>PT6H19M34S</meta:editing-duration>
    <meta:editing-cycles>4</meta:editing-cycles>
    <meta:generator>LibreOffice/5.1.5.2$Linux_X86_64 LibreOffice_project/10$Build-2</meta:generator>
    <meta:document-statistic meta:table-count="0" meta:image-count="0" meta:object-count="0" meta:page-count="3" meta:paragraph-count="132" meta:word-count="2253" meta:character-count="2702" meta:non-whitespace-character-count="2432"/>
  </office:meta>
</office:document-meta>
</file>